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SellerBuyer" style:family="table">
      <style:table-properties style:width="18.443cm" fo:margin-left="0cm" table:align="left"/>
    </style:style>
    <style:style style:name="SellerBuyer.A" style:family="table-column">
      <style:table-column-properties style:column-width="9.223cm"/>
    </style:style>
    <style:style style:name="SellerBuyer.B" style:family="table-column">
      <style:table-column-properties style:column-width="9.22cm"/>
    </style:style>
    <style:style style:name="SellerBuyer.1" style:family="table-row">
      <style:table-row-properties style:min-row-height="0.7cm"/>
    </style:style>
    <style:style style:name="SellerBuyer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SellerBuyer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SellerBuyer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SellerBuyer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ositions" style:family="table">
      <style:table-properties style:width="18.461cm" style:rel-width="100%" fo:margin-left="0cm" table:align="left"/>
    </style:style>
    <style:style style:name="Positions.A" style:family="table-column">
      <style:table-column-properties style:column-width="0.982cm" style:rel-column-width="557*"/>
    </style:style>
    <style:style style:name="Positions.B" style:family="table-column">
      <style:table-column-properties style:column-width="4.84cm" style:rel-column-width="2744*"/>
    </style:style>
    <style:style style:name="Positions.C" style:family="table-column">
      <style:table-column-properties style:column-width="1.67cm" style:rel-column-width="947*"/>
    </style:style>
    <style:style style:name="Positions.D" style:family="table-column">
      <style:table-column-properties style:column-width="1.302cm" style:rel-column-width="738*"/>
    </style:style>
    <style:style style:name="Positions.E" style:family="table-column">
      <style:table-column-properties style:column-width="2.05cm" style:rel-column-width="1162*"/>
    </style:style>
    <style:style style:name="Positions.F" style:family="table-column">
      <style:table-column-properties style:column-width="1.882cm" style:rel-column-width="1067*"/>
    </style:style>
    <style:style style:name="Positions.I" style:family="table-column">
      <style:table-column-properties style:column-width="1.635cm" style:rel-column-width="927*"/>
    </style:style>
    <style:style style:name="Positions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Positions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ositions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ositions.2" style:family="table-row">
      <style:table-row-properties style:min-row-height="0.499cm"/>
    </style:style>
    <style:style style:name="Positions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ositions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VatMatrix" style:family="table">
      <style:table-properties style:width="11.543cm" fo:margin-left="6.9cm" table:align="left"/>
    </style:style>
    <style:style style:name="VatMatrix.A" style:family="table-column">
      <style:table-column-properties style:column-width="2.201cm"/>
    </style:style>
    <style:style style:name="VatMatrix.B" style:family="table-column">
      <style:table-column-properties style:column-width="3.196cm"/>
    </style:style>
    <style:style style:name="VatMatrix.C" style:family="table-column">
      <style:table-column-properties style:column-width="2.942cm"/>
    </style:style>
    <style:style style:name="VatMatrix.D" style:family="table-column">
      <style:table-column-properties style:column-width="3.203cm"/>
    </style:style>
    <style:style style:name="VatMatrix.1" style:family="table-row">
      <style:table-row-properties style:min-row-height="0.499cm"/>
    </style:style>
    <style:style style:name="VatMatrix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VatMatrix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VatMatrix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VatMatrix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VatMatrix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VatMatrix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ayments" style:family="table">
      <style:table-properties style:width="18.443cm" fo:margin-left="0cm" table:align="left"/>
    </style:style>
    <style:style style:name="Payments.A" style:family="table-column">
      <style:table-column-properties style:column-width="3.253cm"/>
    </style:style>
    <style:style style:name="Payments.B" style:family="table-column">
      <style:table-column-properties style:column-width="5.971cm"/>
    </style:style>
    <style:style style:name="Payments.C" style:family="table-column">
      <style:table-column-properties style:column-width="3.281cm"/>
    </style:style>
    <style:style style:name="Payments.D" style:family="table-column">
      <style:table-column-properties style:column-width="5.939cm"/>
    </style:style>
    <style:style style:name="Payments.1" style:family="table-row">
      <style:table-row-properties style:min-row-height="0.499cm"/>
    </style:style>
    <style:style style:name="Payments.A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ayments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C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ayments.D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ayments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ayments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style style:name="P3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Normalny">
      <style:paragraph-properties fo:margin-top="0cm" fo:margin-bottom="0cm" style:contextual-spacing="false" fo:line-height="100%"/>
      <style:text-properties style:font-name="Arial" fo:font-size="10pt" officeooo:rsid="00089ca8" officeooo:paragraph-rsid="00089ca8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fo:font-weight="normal" officeooo:rsid="00089ca8" officeooo:paragraph-rsid="00089ca8" style:font-size-asian="10pt" style:font-weight-asian="normal" style:font-name-complex="Arial" style:font-size-complex="10pt" style:font-weight-complex="normal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officeooo:rsid="002803f3" officeooo:paragraph-rsid="002803f3" style:font-size-asian="9pt" style:font-weight-asian="bold" style:font-name-complex="Arial" style:font-size-complex="9pt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1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2" style:family="paragraph" style:parent-style-name="Normalny">
      <style:paragraph-properties fo:margin-top="0cm" fo:margin-bottom="0cm" style:contextual-spacing="false" fo:text-align="center" style:justify-single-word="false"/>
      <style:text-properties style:font-name="Arial" style:font-name-complex="Arial"/>
    </style:style>
    <style:style style:name="P13" style:family="paragraph" style:parent-style-name="Normalny">
      <style:paragraph-properties fo:margin-top="0cm" fo:margin-bottom="0cm" style:contextual-spacing="false"/>
      <style:text-properties style:font-name="Arial" officeooo:rsid="000386f8" officeooo:paragraph-rsid="000386f8" style:font-name-complex="Arial"/>
    </style:style>
    <style:style style:name="P14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15" style:family="paragraph" style:parent-style-name="Normalny">
      <style:paragraph-properties fo:margin-top="0cm" fo:margin-bottom="0cm" style:contextual-spacing="false"/>
    </style:style>
    <style:style style:name="P16" style:family="paragraph" style:parent-style-name="Normalny">
      <style:paragraph-properties fo:margin-top="0cm" fo:margin-bottom="0cm" style:contextual-spacing="false" fo:line-height="100%"/>
    </style:style>
    <style:style style:name="P17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18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19" style:family="paragraph" style:parent-style-name="Normalny">
      <style:paragraph-properties fo:margin-top="0cm" fo:margin-bottom="0cm" style:contextual-spacing="false" fo:text-align="center" style:justify-single-word="false" fo:break-before="column"/>
      <style:text-properties officeooo:paragraph-rsid="000281c3"/>
    </style:style>
    <style:style style:name="P20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style:font-name-complex="Arial"/>
    </style:style>
    <style:style style:name="T7" style:family="text">
      <style:text-properties officeooo:rsid="002803f3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service_date"/>
        <text:variable-decl office:value-type="string" text:name="price"/>
        <text:variable-decl office:value-type="string" text:name="net_value"/>
        <text:variable-decl office:value-type="string" text:name="vat"/>
        <text:variable-decl office:value-type="string" text:name="payment_date"/>
        <text:variable-decl office:value-type="string" text:name="gross_value_in_words"/>
        <text:variable-decl office:value-type="string" text:name="comments"/>
        <text:variable-decl office:value-type="string" text:name="position_name"/>
        <text:variable-decl office:value-type="string" text:name="amount"/>
        <text:variable-decl office:value-type="string" text:name="unit_price"/>
        <text:variable-decl office:value-type="string" text:name="discount"/>
        <text:variable-decl office:value-type="string" text:name="position_order"/>
        <text:variable-decl office:value-type="string" text:name="vat_rate"/>
        <text:variable-decl office:value-type="string" text:name="net_value_sum"/>
        <text:variable-decl office:value-type="string" text:name="vat_sum"/>
        <text:variable-decl office:value-type="string" text:name="gross_value_sum"/>
        <text:variable-decl office:value-type="string" text:name="unit"/>
        <text:variable-decl office:value-type="string" text:name="matrix_vat_rate"/>
        <text:variable-decl office:value-type="string" text:name="matrix_net_value"/>
        <text:variable-decl office:value-type="string" text:name="matrix_vat"/>
        <text:variable-decl office:value-type="string" text:name="matrix_gross_value"/>
        <text:variable-decl office:value-type="string" text:name="issue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AKTURA VAT NR: <text:variable-set text:name="invoice_number" office:value-type="string">${invoice_number}</text:variable-set></text:p>
      <text:p text:style-name="P14"/>
      <table:table table:name="SellerBuyer" table:style-name="SellerBuyer">
        <table:table-column table:style-name="SellerBuyer.A"/>
        <table:table-column table:style-name="SellerBuyer.B"/>
        <table:table-row table:style-name="SellerBuyer.1">
          <table:table-cell table:style-name="SellerBuyer.A1" office:value-type="string">
            <text:p text:style-name="P3">Sprzedawca</text:p>
          </table:table-cell>
          <table:table-cell table:style-name="SellerBuyer.B1" office:value-type="string">
            <text:p text:style-name="P3">Nabywca</text:p>
          </table:table-cell>
        </table:table-row>
        <table:table-row>
          <table:table-cell table:style-name="SellerBuyer.A2" office:value-type="string">
            <text:p text:style-name="P5"><text:variable-set text:name="seller" office:value-type="string">${seller}</text:variable-set></text:p>
          </table:table-cell>
          <table:table-cell table:style-name="SellerBuyer.B2" office:value-type="string">
            <text:p text:style-name="P7"><text:variable-set text:name="buyer" office:value-type="string">${buyer}</text:variable-set></text:p>
          </table:table-cell>
        </table:table-row>
      </table:table>
      <text:p text:style-name="P6"/>
      <text:p text:style-name="P15"><text:span text:style-name="Domyślna_20_czcionka_20_akapitu"><text:span text:style-name="T1">Data wystawienia: </text:span></text:span><text:span text:style-name="Domyślna_20_czcionka_20_akapitu"><text:span text:style-name="T1"><text:variable-set text:name="issue_date" office:value-type="string">${issue_date}</text:variable-set></text:span></text:span></text:p>
      <text:p text:style-name="P4">Data dostawy towaru/wykonania usługi: <text:variable-set text:name="service_date" office:value-type="string">${service_date}</text:variable-set></text:p>
      <text:p text:style-name="P4"/>
      <table:table table:name="Positions" table:style-name="Positions">
        <table:table-column table:style-name="Positions.A"/>
        <table:table-column table:style-name="Positions.B"/>
        <table:table-column table:style-name="Positions.C"/>
        <table:table-column table:style-name="Positions.D"/>
        <table:table-column table:style-name="Positions.E"/>
        <table:table-column table:style-name="Positions.F"/>
        <table:table-column table:style-name="Positions.E" table:number-columns-repeated="2"/>
        <table:table-column table:style-name="Positions.I"/>
        <table:table-row>
          <table:table-cell table:style-name="Positions.A1" office:value-type="string">
            <text:p text:style-name="P8">L.p.</text:p>
          </table:table-cell>
          <table:table-cell table:style-name="Positions.B1" office:value-type="string">
            <text:p text:style-name="P8">Nazwa towaru/usługi</text:p>
          </table:table-cell>
          <table:table-cell table:style-name="Positions.B1" office:value-type="string">
            <text:p text:style-name="P8">Il<text:span text:style-name="T7">ość</text:span></text:p>
          </table:table-cell>
          <table:table-cell table:style-name="Positions.B1" office:value-type="string">
            <text:p text:style-name="P9">J.m.</text:p>
          </table:table-cell>
          <table:table-cell table:style-name="Positions.B1" office:value-type="string">
            <text:p text:style-name="P8">Cena j. netto bez rabatu (zł)</text:p>
          </table:table-cell>
          <table:table-cell table:style-name="Positions.B1" office:value-type="string">
            <text:p text:style-name="P8">Rabat (%)</text:p>
          </table:table-cell>
          <table:table-cell table:style-name="Positions.B1" office:value-type="string">
            <text:p text:style-name="P8">Cena j. netto (zł)</text:p>
          </table:table-cell>
          <table:table-cell table:style-name="Positions.B1" office:value-type="string">
            <text:p text:style-name="P8">Wartość netto (zł)</text:p>
          </table:table-cell>
          <table:table-cell table:style-name="Positions.I1" office:value-type="string">
            <text:p text:style-name="P8">VAT (%)</text:p>
          </table:table-cell>
        </table:table-row>
        <table:table-row table:style-name="Positions.2">
          <table:table-cell table:style-name="Positions.A2" office:value-type="string">
            <text:p text:style-name="P10"/>
          </table:table-cell>
          <table:table-cell table:style-name="Positions.B2" office:value-type="string">
            <text:p text:style-name="P10"/>
          </table:table-cell>
          <table:table-cell table:style-name="Positions.C2" office:value-type="string">
            <text:p text:style-name="P10"/>
          </table:table-cell>
          <table:table-cell table:style-name="Positions.D2" office:value-type="string">
            <text:p text:style-name="P10"/>
          </table:table-cell>
          <table:table-cell table:style-name="Positions.E2" office:value-type="string">
            <text:p text:style-name="P10"/>
          </table:table-cell>
          <table:table-cell table:style-name="Positions.F2" office:value-type="string">
            <text:p text:style-name="P10"/>
          </table:table-cell>
          <table:table-cell table:style-name="Positions.G2" office:value-type="string">
            <text:p text:style-name="P10"/>
          </table:table-cell>
          <table:table-cell table:style-name="Positions.H2" office:value-type="string">
            <text:p text:style-name="P10"/>
          </table:table-cell>
          <table:table-cell table:style-name="Positions.I2" office:value-type="string">
            <text:p text:style-name="P10"/>
          </table:table-cell>
        </table:table-row>
      </table:table>
      <text:p text:style-name="P4"/>
      <table:table table:name="VatMatrix" table:style-name="VatMatrix">
        <table:table-column table:style-name="VatMatrix.A"/>
        <table:table-column table:style-name="VatMatrix.B"/>
        <table:table-column table:style-name="VatMatrix.C"/>
        <table:table-column table:style-name="VatMatrix.D"/>
        <table:table-row table:style-name="VatMatrix.1">
          <table:table-cell table:style-name="VatMatrix.A1" office:value-type="string">
            <text:p text:style-name="P8">Stawka VAT</text:p>
          </table:table-cell>
          <table:table-cell table:style-name="VatMatrix.B1" office:value-type="string">
            <text:p text:style-name="P8">Wartość netto (zł)</text:p>
          </table:table-cell>
          <table:table-cell table:style-name="VatMatrix.B1" office:value-type="string">
            <text:p text:style-name="P8">Wartość VAT (zł)</text:p>
          </table:table-cell>
          <table:table-cell table:style-name="VatMatrix.D1" office:value-type="string">
            <text:p text:style-name="P8">Wartość brutto (zł)</text:p>
          </table:table-cell>
        </table:table-row>
        <table:table-row table:style-name="VatMatrix.1">
          <table:table-cell table:style-name="VatMatrix.A1" office:value-type="string">
            <text:p text:style-name="P8"/>
          </table:table-cell>
          <table:table-cell table:style-name="VatMatrix.B2" office:value-type="string">
            <text:p text:style-name="P10"/>
          </table:table-cell>
          <table:table-cell table:style-name="VatMatrix.C2" office:value-type="string">
            <text:p text:style-name="P10"/>
          </table:table-cell>
          <table:table-cell table:style-name="VatMatrix.D2" office:value-type="string">
            <text:p text:style-name="P10"/>
          </table:table-cell>
        </table:table-row>
      </table:table>
      <text:p text:style-name="P11"/>
      <table:table table:name="Payments" table:style-name="Payments">
        <table:table-column table:style-name="Payments.A"/>
        <table:table-column table:style-name="Payments.B"/>
        <table:table-column table:style-name="Payments.C"/>
        <table:table-column table:style-name="Payments.D"/>
        <table:table-row table:style-name="Payments.1">
          <table:table-cell table:style-name="Payments.A1" office:value-type="string">
            <text:p text:style-name="P16"><text:span text:style-name="Domyślna_20_czcionka_20_akapitu"><text:span text:style-name="T4">DO ZAPŁATY</text:span></text:span></text:p>
          </table:table-cell>
          <table:table-cell table:style-name="Payments.B1" office:value-type="string">
            <text:p text:style-name="P16"><text:span text:style-name="Domyślna_20_czcionka_20_akapitu"><text:span text:style-name="T5"><text:variable-set text:name="gross_value_sum" office:value-type="string">${gross_value_sum}</text:variable-set></text:span></text:span><text:span text:style-name="Domyślna_20_czcionka_20_akapitu"><text:span text:style-name="T5"><text:s/>zł</text:span></text:span></text:p>
          </table:table-cell>
          <table:table-cell table:style-name="Payments.C1" office:value-type="string">
            <text:p text:style-name="P8">Słownie</text:p>
          </table:table-cell>
          <table:table-cell table:style-name="Payments.D1" office:value-type="string">
            <text:p text:style-name="P10"><text:variable-set text:name="gross_value_in_words" office:value-type="string">${gross_value_in_words}</text:variable-set></text:p>
          </table:table-cell>
        </table:table-row>
        <table:table-row table:style-name="Payments.1">
          <table:table-cell table:style-name="Payments.A1" office:value-type="string">
            <text:p text:style-name="P16"><text:span text:style-name="Domyślna_20_czcionka_20_akapitu"><text:span text:style-name="T2">Forma zapłaty</text:span></text:span></text:p>
          </table:table-cell>
          <table:table-cell table:style-name="Payments.B2" office:value-type="string">
            <text:p text:style-name="P10">przelew</text:p>
          </table:table-cell>
          <table:table-cell table:style-name="Payments.C1" office:value-type="string">
            <text:p text:style-name="P16"><text:span text:style-name="Domyślna_20_czcionka_20_akapitu"><text:span text:style-name="T2">Termin płatności</text:span></text:span></text:p>
          </table:table-cell>
          <table:table-cell table:style-name="Payments.D2" office:value-type="string">
            <text:p text:style-name="P10"><text:variable-set text:name="payment_date" office:value-type="string">${payment_date}</text:variable-set></text:p>
          </table:table-cell>
        </table:table-row>
        <table:table-row table:style-name="Payments.1">
          <table:table-cell table:style-name="Payments.A1" office:value-type="string">
            <text:p text:style-name="P16"><text:span text:style-name="Domyślna_20_czcionka_20_akapitu"><text:span text:style-name="T2">Bank</text:span></text:span></text:p>
          </table:table-cell>
          <table:table-cell table:style-name="Payments.B3" office:value-type="string">
            <text:p text:style-name="P10">&lt;BANK_NAME&gt;</text:p>
          </table:table-cell>
          <table:table-cell table:style-name="Payments.C1" office:value-type="string">
            <text:p text:style-name="P16"><text:span text:style-name="Domyślna_20_czcionka_20_akapitu"><text:span text:style-name="T2">Nr rachunku</text:span></text:span></text:p>
          </table:table-cell>
          <table:table-cell table:style-name="Payments.D3" office:value-type="string">
            <text:p text:style-name="P10">&lt;ACCOUNT_NUMBER&gt;</text:p>
          </table:table-cell>
        </table:table-row>
      </table:table>
      <text:p text:style-name="P11"/>
      <text:p text:style-name="P11">Uwagi:</text:p>
      <text:p text:style-name="P13"><text:variable-set text:name="comments" office:value-type="string">${comments}</text:variable-set></text:p>
      <text:p text:style-name="P11"/>
      <text:p text:style-name="P11"/>
      <text:p text:style-name="P11"/>
      <text:p text:style-name="P11"/>
      <text:p text:style-name="P11"><text:s/></text:p>
      <text:section text:style-name="Sect1" text:name="Sect1">
        <text:p text:style-name="P12">..........................................................</text:p>
        <text:p text:style-name="P17"><text:span text:style-name="Domyślna_20_czcionka_20_akapitu"><text:span text:style-name="T3">data i podpis nabywcy</text:span></text:span></text:p>
        <text:p text:style-name="P19"><text:span text:style-name="Domyślna_20_czcionka_20_akapitu"><text:span text:style-name="T6">.......................................................…</text:span></text:span></text:p>
        <text:p text:style-name="P18"><text:span text:style-name="Domyślna_20_czcionka_20_akapitu"><text:span text:style-name="T3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Harry</meta:initial-creator>
    <meta:creation-date>2020-01-01T19:38:00Z</meta:creation-date>
    <dc:date>2023-06-23T18:42:04.086000000</dc:date>
    <meta:print-date>2019-12-01T20:09:00Z</meta:print-date>
    <meta:editing-cycles>35</meta:editing-cycles>
    <meta:editing-duration>P2DT13H27M18S</meta:editing-duration>
    <meta:document-statistic meta:table-count="4" meta:image-count="0" meta:object-count="0" meta:page-count="1" meta:paragraph-count="40" meta:word-count="83" meta:character-count="706" meta:non-whitespace-character-count="661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